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296cm" fo:min-width="3.744cm"/>
    </style:style>
    <style:style style:name="gr2" style:family="graphic" style:parent-style-name="standard">
      <style:graphic-properties draw:textarea-horizontal-align="justify" draw:textarea-vertical-align="middle" draw:auto-grow-height="false" fo:min-height="3.286cm" fo:min-width="2.33cm"/>
    </style:style>
    <style:style style:name="gr3" style:family="graphic" style:parent-style-name="standard">
      <style:graphic-properties draw:textarea-horizontal-align="justify" draw:textarea-vertical-align="middle" draw:auto-grow-height="false" fo:min-height="2.956cm" fo:min-width="3.032cm"/>
    </style:style>
    <style:style style:name="gr4" style:family="graphic" style:parent-style-name="objectwithoutfill">
      <style:graphic-properties draw:marker-start="Arrow" draw:marker-start-width="0.3cm" draw:marker-end="Arrow" draw:marker-end-width="0.3cm" draw:fill="none" draw:textarea-vertical-align="middle"/>
    </style:style>
    <style:style style:name="P1" style:family="paragraph">
      <style:paragraph-properties fo:text-align="center"/>
    </style:style>
    <style:style style:name="P2"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6cm" svg:height="3.6cm" svg:x="1.5cm" svg:y="8.7cm">
          <text:p text:style-name="P1">Internal Syste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2" draw:id="id2" draw:layer="layout" svg:width="4cm" svg:height="5cm" svg:x="8.2cm" svg:y="2.1cm">
          <text:p text:style-name="P1">Gateway/ Firewal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3" draw:id="id3" draw:layer="layout" svg:width="6.5cm" svg:height="5.9cm" svg:x="14.1cm" svg:y="5.5cm">
          <text:p text:style-name="P1">Internet</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4" draw:text-style-name="P2" draw:layer="layout" draw:type="lines" draw:line-skew="0cm 2.899cm" svg:x1="7.5cm" svg:y1="10.5cm" svg:x2="10.2cm" svg:y2="7.1cm" draw:start-shape="id1" draw:start-glue-point="10" draw:end-shape="id2" draw:end-glue-point="8" svg:d="M7500 10500h501 2199v-3400" svg:viewBox="0 0 2701 3401">
          <text:p/>
        </draw:connector>
        <draw:connector draw:style-name="gr4" draw:text-style-name="P2" draw:layer="layout" draw:type="lines" draw:line-skew="3.999cm" svg:x1="11.615cm" svg:y1="2.832cm" svg:x2="17.35cm" svg:y2="5.5cm" draw:start-shape="id2" draw:start-glue-point="11" draw:end-shape="id3" draw:end-glue-point="0" svg:d="M11615 2832h5585l150 2167v501" svg:viewBox="0 0 5736 2669">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en Soer</meta:initial-creator>
    <meta:creation-date>2016-01-29T19:41:21.129066895</meta:creation-date>
    <dc:date>2016-01-29T19:44:49.990273855</dc:date>
    <dc:creator>Ben Soer</dc:creator>
    <meta:editing-duration>PT3M29S</meta:editing-duration>
    <meta:editing-cycles>1</meta:editing-cycles>
    <meta:document-statistic meta:object-count="5"/>
    <meta:generator>LibreOffice/4.4.7.2$Linux_X86_64 LibreOffice_project/40$Build-2</meta:generator>
  </office:meta>
</office:document-meta>
</file>